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84db"/>
    </style:style>
    <style:style style:name="P2" style:family="paragraph" style:parent-style-name="Text_20_body" style:list-style-name="L1">
      <style:text-properties officeooo:paragraph-rsid="001084db"/>
    </style:style>
    <style:style style:name="P3" style:family="paragraph" style:parent-style-name="Heading_20_1">
      <style:text-properties officeooo:paragraph-rsid="001084db"/>
    </style:style>
    <style:style style:name="P4" style:family="paragraph" style:parent-style-name="Heading_20_2">
      <style:text-properties officeooo:paragraph-rsid="001084db"/>
    </style:style>
    <style:style style:name="T1" style:family="text">
      <style:text-properties officeooo:rsid="001084db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Progetto Slip Arduino per Linux Day 2014</text:span></text:h>
      <text:h text:style-name="P4" text:outline-level="2"><text:span text:style-name="T1">Introduzione</text:span></text:h>
      <text:p text:style-name="P1"><text:span text:style-name="T1">Si propone di realizzare un sistema di automazione <text:s/>remota (sensori e relè) wireless (nRF24) gestito dagli Arduino o Atiny e da un pc con interfaccia in PyQT</text:span></text:p>
      <text:h text:style-name="P4" text:outline-level="2"><text:span text:style-name="T1">Requisiti del sistema</text:span></text:h>
      <text:list xml:id="list6593959575444804066" text:style-name="L1">
        <text:list-item>
          <text:p text:style-name="P2"><text:span text:style-name="T1">Il sistema è composto da un PC che ha la funzione di archiviare i dati e gestire il sistema di automazione tramite un'interfaccia grafica.</text:span></text:p>
          <text:list>
            <text:list-item>
              <text:p text:style-name="P2"><text:span text:style-name="T1">L'interfaccia grafica ha le funzioni di uno SCADA</text:span></text:p>
            </text:list-item>
            <text:list-item>
              <text:p text:style-name="P2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0:03:26</meta:creation-date>
    <dc:date>2014-01-12T20:08:34</dc:date>
    <meta:editing-duration>P0D</meta:editing-duration>
    <meta:editing-cycles>1</meta:editing-cycles>
    <meta:document-statistic meta:table-count="0" meta:image-count="0" meta:object-count="0" meta:page-count="1" meta:paragraph-count="7" meta:word-count="73" meta:character-count="430" meta:non-whitespace-character-count="359"/>
    <meta:generator>LibreOffice/4.0.4.2$Linux_x86 LibreOffice_project/400m0$Build-2</meta:generator>
  </office:meta>
</office:document-meta>
</file>